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8000000C841A71E3825D0A0B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system-ui, BlinkMacSystemFont, 'Segoe UI', Roboto, Oxygen-Sans, Ubuntu, Cantarell, 'Helvetica Neue', sans-serif"/>
  </office:font-face-decls>
  <office:automatic-styles>
    <style:style style:name="P1" style:family="paragraph" style:parent-style-name="Heading_20_2">
      <style:text-properties style:font-name="Times New Roman" fo:font-size="18pt" fo:language="fr" fo:country="FR" style:font-size-asian="18pt" style:font-size-complex="18pt"/>
    </style:style>
    <style:style style:name="P2" style:family="paragraph" style:parent-style-name="Header">
      <style:text-properties officeooo:paragraph-rsid="0011ccab"/>
    </style:style>
    <style:style style:name="P3" style:family="paragraph" style:parent-style-name="Standard">
      <style:text-properties officeooo:paragraph-rsid="0011ccab"/>
    </style:style>
    <style:style style:name="P4" style:family="paragraph" style:parent-style-name="Subtitle">
      <style:text-properties style:font-name="Times New Roman" fo:language="fr" fo:country="FR" officeooo:rsid="000e8b7e" officeooo:paragraph-rsid="000e8b7e"/>
    </style:style>
    <style:style style:name="P5" style:family="paragraph" style:parent-style-name="Table_20_Contents">
      <style:text-properties style:font-name="Times New Roman" fo:language="fr" fo:country="FR"/>
    </style:style>
    <style:style style:name="P6" style:family="paragraph" style:parent-style-name="Table_20_Contents">
      <style:paragraph-properties fo:text-align="center" style:justify-single-word="false"/>
      <style:text-properties style:font-name="Times New Roman" fo:language="fr" fo:country="FR" officeooo:rsid="000e8b7e" officeooo:paragraph-rsid="000e8b7e"/>
    </style:style>
    <style:style style:name="P7" style:family="paragraph" style:parent-style-name="Table_20_Contents">
      <style:paragraph-properties fo:text-align="center" style:justify-single-word="false"/>
      <style:text-properties style:font-name="Times New Roman" fo:language="fr" fo:country="FR" officeooo:rsid="000e8b7e" officeooo:paragraph-rsid="0011ccab"/>
    </style:style>
    <style:style style:name="P8" style:family="paragraph" style:parent-style-name="Table_20_Contents">
      <style:paragraph-properties fo:text-align="end" style:justify-single-word="false"/>
      <style:text-properties style:font-name="Times New Roman" fo:language="fr" fo:country="FR" officeooo:rsid="000e0c27" officeooo:paragraph-rsid="000e0c27"/>
    </style:style>
    <style:style style:name="P9" style:family="paragraph" style:parent-style-name="Table_20_Contents">
      <style:paragraph-properties fo:text-align="end" style:justify-single-word="false"/>
      <style:text-properties style:font-name="Times New Roman" fo:language="fr" fo:country="FR" officeooo:rsid="000e0c27" officeooo:paragraph-rsid="0011ccab"/>
    </style:style>
    <style:style style:name="P10" style:family="paragraph" style:parent-style-name="Table_20_Contents">
      <style:text-properties style:font-name="Times New Roman" fo:language="fr" fo:country="FR" officeooo:paragraph-rsid="0011ccab"/>
    </style:style>
    <style:style style:name="P11" style:family="paragraph" style:parent-style-name="Text_20_body">
      <style:text-properties style:font-name="Times New Roman" fo:language="fr" fo:country="FR" officeooo:rsid="000e8b7e" officeooo:paragraph-rsid="000e8b7e"/>
    </style:style>
    <style:style style:name="P12" style:family="paragraph" style:parent-style-name="Text_20_body">
      <style:paragraph-properties fo:text-align="justify" style:justify-single-word="false"/>
      <style:text-properties style:font-name="Times New Roman" fo:language="fr" fo:country="FR" officeooo:rsid="000e8b7e" officeooo:paragraph-rsid="000e8b7e"/>
    </style:style>
    <style:style style:name="P13" style:family="paragraph" style:parent-style-name="Text_20_body">
      <style:text-properties style:font-name="Times New Roman" fo:language="fr" fo:country="FR" officeooo:paragraph-rsid="000e8b7e"/>
    </style:style>
    <style:style style:name="P14" style:family="paragraph" style:parent-style-name="Text_20_body">
      <style:text-properties style:font-name="Times New Roman" fo:font-size="18pt" fo:language="fr" fo:country="FR" fo:font-weight="bold" officeooo:rsid="000e8b7e" officeooo:paragraph-rsid="000e8b7e" style:font-size-asian="18pt" style:font-weight-asian="bold" style:font-size-complex="18pt" style:font-weight-complex="bold"/>
    </style:style>
    <style:style style:name="P15" style:family="paragraph" style:parent-style-name="Text_20_body">
      <style:text-properties style:font-name="Times New Roman" fo:font-size="18pt" fo:language="fr" fo:country="FR" fo:font-weight="bold" officeooo:rsid="000e8b7e" officeooo:paragraph-rsid="0010346c" style:font-size-asian="18pt" style:font-weight-asian="bold" style:font-size-complex="18pt" style:font-weight-complex="bold"/>
    </style:style>
    <style:style style:name="P16" style:family="paragraph" style:parent-style-name="Text_20_body">
      <style:paragraph-properties fo:text-align="justify" style:justify-single-word="false"/>
      <style:text-properties style:font-name="Times New Roman" officeooo:paragraph-rsid="000e8b7e"/>
    </style:style>
    <style:style style:name="P17" style:family="paragraph" style:parent-style-name="Text_20_body" style:list-style-name="L2">
      <style:paragraph-properties fo:text-align="justify" style:justify-single-word="false"/>
      <style:text-properties style:font-name="Times New Roman" officeooo:paragraph-rsid="0010346c"/>
    </style:style>
    <style:style style:name="P18" style:family="paragraph" style:parent-style-name="Text_20_body">
      <style:paragraph-properties fo:text-align="justify" style:justify-single-word="false"/>
      <style:text-properties style:font-name="Times New Roman" officeooo:rsid="0010346c" officeooo:paragraph-rsid="0010346c"/>
    </style:style>
    <style:style style:name="P19" style:family="paragraph" style:parent-style-name="Text_20_body" style:list-style-name="L2">
      <style:paragraph-properties fo:text-align="justify" style:justify-single-word="false"/>
      <style:text-properties style:font-name="Times New Roman" officeooo:rsid="0010346c" officeooo:paragraph-rsid="0010346c"/>
    </style:style>
    <style:style style:name="P20" style:family="paragraph" style:parent-style-name="Title">
      <style:text-properties style:font-name="Times New Roman" fo:language="fr" fo:country="FR" officeooo:paragraph-rsid="000e8b7e"/>
    </style:style>
    <style:style style:name="T1" style:family="text">
      <style:text-properties officeooo:rsid="000e8b7e"/>
    </style:style>
    <style:style style:name="T2" style:family="text">
      <style:text-properties fo:language="fr" fo:country="FR"/>
    </style:style>
    <style:style style:name="T3" style:family="text">
      <style:text-properties fo:language="fr" fo:country="FR" officeooo:rsid="000e8b7e"/>
    </style:style>
    <style:style style:name="T4" style:family="text">
      <style:text-properties fo:language="fr" fo:country="FR" officeooo:rsid="0010346c"/>
    </style:style>
    <style:style style:name="T5" style:family="text">
      <style:text-properties fo:language="fr" fo:country="FR" officeooo:rsid="0011f478"/>
    </style:style>
    <style:style style:name="T6" style:family="text">
      <style:text-properties officeooo:rsid="0010346c"/>
    </style:style>
    <style:style style:name="T7" style:family="text">
      <style:text-properties officeooo:rsid="0011f478"/>
    </style:style>
    <style:style style:name="T8" style:family="text">
      <style:text-properties fo:language="en" fo:country="US"/>
    </style:style>
    <style:style style:name="fr1" style:family="graphic" style:parent-style-name="Graphics">
      <style:graphic-properties style:run-through="foreground" style:wrap="none"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Débruitage d'images par CNN – Compte Rendu 1</text:span></text:p>
      <text:p text:style-name="P4">DEURVEILHIER Jean Louis &amp; Luna BOSSU</text:p>
      <text:p text:style-name="P11"/>
      <text:h text:style-name="P1" text:outline-level="2" text:is-list-header="true">Choix du Sujet :</text:h>
      <text:p text:style-name="P12"><text:tab/>Lors de la dernière séance, nous avons choisi le sujet de débruitage, l'objectif du sujet consiste a explorer et implémenter différentes techniques de débruitage. À la fois "classiques" et par apprentissage <text:span text:style-name="T6">profond </text:span>et enfin, de les comparer. </text:p>
      <text:p text:style-name="P14">État de l'art initial :</text:p>
      <text:p text:style-name="P12"><text:tab/>Lors de la sélection du sujet, nous avons été amené a l'étudier. Nous avons extrait plusieurs utilisations de cette technologie ainsi que plusieurs techniques. Cette technologie est utilisée notamment dans le jeu vidéo et le rendu 3D, pour tout ce qui est "<text:span text:style-name="T8">ray tracing</text:span>". Il est bien plus rapide de faire un rendu "<text:span text:style-name="T7">bas</text:span> qualité" bruyant et d'ensuite appliquer un débruitage que de faire un rendu complet et bien moins bruyant. Le débruitage est notablement aussi utilisé dans le domaine de la photographie et du film, les images ont tendance à être bruyantes et doivent être débruitées. </text:p>
      <text:p text:style-name="P12">Il existe de nombreuses techniques de débruitage, à la fois des méthodes classiques qui consistent a appliquer certains filtres sur l'image ou des méthodes par apprentissage <text:span text:style-name="T6">profond</text:span> qui utilisent des réseaux de neurones. Quel que sois la méthode utilisée, il s'agit toujours d'un compromis entre la qualité du débruitage (<text:span text:style-name="T7">à</text:span> quel point le bruit est éliminé) et la préservation de la qualité de l'image. Étant donné que le débruitage est une opération qui consiste a ajouter de l'information qui a été définitivement perdue, il s'agit d'une opération qui ne peut pas être parfaite. De plus, il existe différents types de bruits (<text:span text:style-name="T7">e</text:span>n fonction de la source de bruit) et certaines techniques sont plus efficace<text:span text:style-name="T7">s</text:span> pour éliminer certains types de bruits.</text:p>
      <text:p text:style-name="P16"><text:span text:style-name="T3">Les techniques classiques comptent les techniques par filtrage linéaire (filtre gaussien, filtre moyen, ...) ces techniques ont tendance </text:span><text:span text:style-name="T5">à</text:span><text:span text:style-name="T3"> fortement affecter la qualité de l'image et de donner un effet "flou". Le filtrage non-linéaire est similaire, mais est généralement plus efficace </text:span><text:span text:style-name="T5">à</text:span><text:span text:style-name="T3"> préserver les détails et pour les images très bruitées. Il existe aussi la technique de débruitage par patch qui peut avoir de très bons résultats, mais qui semble être très coûteuse et possède une complexité O(n²). Enfin, il existe des techniques basé</text:span><text:span text:style-name="T5">e</text:span><text:span text:style-name="T3">s transformation en ondelettes qui consiste a décomposer l'image </text:span><text:span text:style-name="T4">en bandes de </text:span><text:soft-page-break/><text:span text:style-name="T4">différent</text:span><text:span text:style-name="T5">e</text:span><text:span text:style-name="T4">s fréquences. Lors de cette décomposition, le bruit </text:span><text:span text:style-name="T5">à</text:span><text:span text:style-name="T4"> tendance </text:span><text:span text:style-name="T5">à</text:span><text:span text:style-name="T4"> s'accumuler sur les bandes hautes fréquences, tandis que les détails de l'image sont sur les bandes basse</text:span><text:span text:style-name="T5">s</text:span><text:span text:style-name="T4"> fréquences.</text:span></text:p>
      <text:p text:style-name="P18"><text:span text:style-name="T2">Les approches par apprentissage profond semblent utilisées principalement pour les applications en temps réel, par exemple pour le lancer de rayons. </text:span></text:p>
      <text:p text:style-name="P18"><text:span text:style-name="T2">Nous avons relevé les techniques suivantes : <text:s/></text:span></text:p>
      <text:list text:style-name="L2">
        <text:list-item>
          <text:p text:style-name="P17"><text:span text:style-name="T4">Par réseaux de neurones convolutifs (CNN) qui utilisent des couches de convolution</text:span></text:p>
        </text:list-item>
        <text:list-item>
          <text:p text:style-name="P17"><text:span text:style-name="T4">Par réseaux de neurones récurrents (RNN)</text:span></text:p>
        </text:list-item>
        <text:list-item>
          <text:p text:style-name="P19"><text:span text:style-name="T2">Par réseaux antagonistes génératifs (GAN)</text:span></text:p>
        </text:list-item>
      </text:list>
      <text:p text:style-name="P18"/>
      <text:p text:style-name="P15"><text:span text:style-name="T6">Planning prévisionnel</text:span> :</text:p>
      <text:p text:style-name="P13"><text:tab/><text:span text:style-name="T6">Pour la prochaine semaine, nous aimerions déterminer les algorithmes classiques et par apprentissage profond que nous allons implémenter et affiner nos connaissances de l'état de l'ar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system-ui, BlinkMacSystemFont, 'Segoe UI', Roboto, Oxygen-Sans, Ubuntu, Cantarell,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none" fo:border-right="none" fo:border-top="none" fo:border-bottom="0.75pt solid #000000"/>
    </style:style>
    <style:style style:name="Table1.B1" style:family="table-cell">
      <style:table-cell-properties style:vertical-align="bottom" fo:padding="0.0382in" fo:border-left="none" fo:border-right="none" fo:border-top="none" fo:border-bottom="0.75pt solid #000000"/>
    </style:style>
    <style:style style:name="MP1" style:family="paragraph" style:parent-style-name="Header">
      <style:text-properties officeooo:paragraph-rsid="0011ccab"/>
    </style:style>
    <style:style style:name="MP2" style:family="paragraph" style:parent-style-name="Table_20_Contents">
      <style:text-properties style:font-name="Times New Roman" fo:language="fr" fo:country="FR" officeooo:paragraph-rsid="0011ccab"/>
    </style:style>
    <style:style style:name="MP3" style:family="paragraph" style:parent-style-name="Table_20_Contents">
      <style:paragraph-properties fo:text-align="center" style:justify-single-word="false"/>
      <style:text-properties style:font-name="Times New Roman" fo:language="fr" fo:country="FR" officeooo:rsid="000e8b7e" officeooo:paragraph-rsid="0011ccab"/>
    </style:style>
    <style:style style:name="MP4" style:family="paragraph" style:parent-style-name="Table_20_Contents">
      <style:paragraph-properties fo:text-align="end" style:justify-single-word="false"/>
      <style:text-properties style:font-name="Times New Roman" fo:language="fr" fo:country="FR" officeooo:rsid="000e0c27" officeooo:paragraph-rsid="0011ccab"/>
    </style:style>
    <style:style style:name="Mfr1" style:family="graphic" style:parent-style-name="Graphics">
      <style:graphic-properties style:run-through="foreground" style:wrap="none"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
        <table:table table:name="Table1" table:style-name="Table1">
          <table:table-column table:style-name="Table1.A" table:number-columns-repeated="3"/>
          <table:table-row>
            <table:table-cell table:style-name="Table1.A1" office:value-type="string">
              <text:p text:style-name="MP2"><draw:frame draw:style-name="Mfr1" draw:name="Image1" text:anchor-type="as-char" svg:width="0.75in" svg:height="0.75in" draw:z-index="1"><draw:image xlink:href="Pictures/10000001000000C8000000C841A71E3825D0A0B6.png" xlink:type="simple" xlink:show="embed" xlink:actuate="onLoad" draw:mime-type="image/png"/></draw:frame></text:p>
            </table:table-cell>
            <table:table-cell table:style-name="Table1.B1" office:value-type="string">
              <text:p text:style-name="MP3">Projet Image</text:p>
            </table:table-cell>
            <table:table-cell table:style-name="Table1.B1" office:value-type="string">
              <text:p text:style-name="MP4">Master 2 IMAGINE</text:p>
            </table:table-cell>
          </table:table-row>
        </table:table>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3T20:58:43.319000000</meta:creation-date>
    <dc:date>2024-10-13T22:28:24.853000000</dc:date>
    <meta:editing-duration>PT1H17M50S</meta:editing-duration>
    <meta:editing-cycles>4</meta:editing-cycles>
    <meta:generator>LibreOffice/7.5.5.2$Windows_X86_64 LibreOffice_project/ca8fe7424262805f223b9a2334bc7181abbcbf5e</meta:generator>
    <meta:document-statistic meta:table-count="1" meta:image-count="1" meta:object-count="0" meta:page-count="2" meta:paragraph-count="18" meta:word-count="490" meta:character-count="3103" meta:non-whitespace-character-count="2626"/>
  </office:meta>
</office:document-meta>
</file>